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iberation sans" svg:font-family="'Iiberation sans'" style:font-family-generic="swiss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6.41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16.03mm"/>
    </style:style>
    <style:style style:name="co4" style:family="table-column">
      <style:table-column-properties fo:break-before="auto" style:column-width="27.71mm"/>
    </style:style>
    <style:style style:name="co5" style:family="table-column">
      <style:table-column-properties fo:break-before="auto" style:column-width="26.09mm"/>
    </style:style>
    <style:style style:name="co6" style:family="table-column">
      <style:table-column-properties fo:break-before="auto" style:column-width="14.59mm"/>
    </style:style>
    <style:style style:name="co7" style:family="table-column">
      <style:table-column-properties fo:break-before="auto" style:column-width="12.96mm"/>
    </style:style>
    <style:style style:name="co8" style:family="table-column">
      <style:table-column-properties fo:break-before="auto" style:column-width="26.58mm"/>
    </style:style>
    <style:style style:name="co9" style:family="table-column">
      <style:table-column-properties fo:break-before="auto" style:column-width="29.33mm"/>
    </style:style>
    <style:style style:name="co10" style:family="table-column">
      <style:table-column-properties fo:break-before="auto" style:column-width="17.66mm"/>
    </style:style>
    <style:style style:name="co11" style:family="table-column">
      <style:table-column-properties fo:break-before="auto" style:column-width="27.06mm"/>
    </style:style>
    <style:style style:name="co12" style:family="table-column">
      <style:table-column-properties fo:break-before="auto" style:column-width="24.8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font-name="Iiberation sans" fo:font-size="10pt" fo:language="none" fo:country="none" style:font-name-asian="San Francisco Display" style:font-size-asian="10pt" style:language-asian="none" style:country-asian="none" style:font-name-complex="San Francisco Display" style:font-size-complex="10pt" style:language-complex="none" style:country-complex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Zen Hei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llected dat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11" table:default-cell-style-name="ce2"/>
        <table:table-column table:style-name="co12" table:default-cell-style-name="ce2"/>
        <table:table-row table:style-name="ro1">
          <table:table-cell table:style-name="ce1" office:value-type="string" calcext:value-type="string" table:number-columns-spanned="2" table:number-rows-spanned="1">
            <text:p>LinearMaxInstr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LinearAvgInstr</text:p>
          </table:table-cell>
          <table:covered-table-cell table:style-name="Default"/>
          <table:table-cell table:number-columns-repeated="2"/>
          <table:table-cell table:style-name="ce1" office:value-type="string" calcext:value-type="string" table:number-columns-spanned="2" table:number-rows-spanned="1">
            <text:p>BinaryMaxInstr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BinaryAvgInsrt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Operations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Operations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Operations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Operations</text:p>
          </table:table-cell>
        </table:table-row>
        <table:table-row table:style-name="ro1">
          <table:table-cell table:number-columns-repeated="2" office:value-type="float" office:value="26843545" calcext:value-type="float">
            <text:p>26843545</text:p>
          </table:table-cell>
          <table:table-cell/>
          <table:table-cell office:value-type="float" office:value="26843545" calcext:value-type="float">
            <text:p>26843545</text:p>
          </table:table-cell>
          <table:table-cell office:value-type="float" office:value="13000001" calcext:value-type="float">
            <text:p>13000001</text:p>
          </table:table-cell>
          <table:table-cell table:number-columns-repeated="2"/>
          <table:table-cell office:value-type="float" office:value="26843545" calcext:value-type="float">
            <text:p>2684354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6843545" calcext:value-type="float">
            <text:p>268435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53687090" calcext:value-type="float">
            <text:p>53687090</text:p>
          </table:table-cell>
          <table:table-cell/>
          <table:table-cell office:value-type="float" office:value="53687090" calcext:value-type="float">
            <text:p>53687090</text:p>
          </table:table-cell>
          <table:table-cell office:value-type="float" office:value="26500001" calcext:value-type="float">
            <text:p>26500001</text:p>
          </table:table-cell>
          <table:table-cell table:number-columns-repeated="2"/>
          <table:table-cell office:value-type="float" office:value="53687090" calcext:value-type="float">
            <text:p>5368709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53687090" calcext:value-type="float">
            <text:p>5368709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80530635" calcext:value-type="float">
            <text:p>80530635</text:p>
          </table:table-cell>
          <table:table-cell/>
          <table:table-cell office:value-type="float" office:value="80530635" calcext:value-type="float">
            <text:p>80530635</text:p>
          </table:table-cell>
          <table:table-cell office:value-type="float" office:value="40000001" calcext:value-type="float">
            <text:p>40000001</text:p>
          </table:table-cell>
          <table:table-cell table:number-columns-repeated="2"/>
          <table:table-cell office:value-type="float" office:value="80530635" calcext:value-type="float">
            <text:p>8053063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0530635" calcext:value-type="float">
            <text:p>805306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107374180" calcext:value-type="float">
            <text:p>107374180</text:p>
          </table:table-cell>
          <table:table-cell/>
          <table:table-cell office:value-type="float" office:value="107374180" calcext:value-type="float">
            <text:p>107374180</text:p>
          </table:table-cell>
          <table:table-cell office:value-type="float" office:value="53500001" calcext:value-type="float">
            <text:p>53500001</text:p>
          </table:table-cell>
          <table:table-cell table:number-columns-repeated="2"/>
          <table:table-cell office:value-type="float" office:value="107374180" calcext:value-type="float">
            <text:p>10737418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07374180" calcext:value-type="float">
            <text:p>10737418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134217725" calcext:value-type="float">
            <text:p>134217725</text:p>
          </table:table-cell>
          <table:table-cell/>
          <table:table-cell office:value-type="float" office:value="134217725" calcext:value-type="float">
            <text:p>134217725</text:p>
          </table:table-cell>
          <table:table-cell office:value-type="float" office:value="67000001" calcext:value-type="float">
            <text:p>67000001</text:p>
          </table:table-cell>
          <table:table-cell table:number-columns-repeated="2"/>
          <table:table-cell office:value-type="float" office:value="134217725" calcext:value-type="float">
            <text:p>13421772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34217725" calcext:value-type="float">
            <text:p>1342177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161061270" calcext:value-type="float">
            <text:p>161061270</text:p>
          </table:table-cell>
          <table:table-cell/>
          <table:table-cell office:value-type="float" office:value="161061270" calcext:value-type="float">
            <text:p>161061270</text:p>
          </table:table-cell>
          <table:table-cell office:value-type="float" office:value="80500001" calcext:value-type="float">
            <text:p>80500001</text:p>
          </table:table-cell>
          <table:table-cell table:number-columns-repeated="2"/>
          <table:table-cell office:value-type="float" office:value="161061270" calcext:value-type="float">
            <text:p>16106127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61061270" calcext:value-type="float">
            <text:p>16106127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187904815" calcext:value-type="float">
            <text:p>187904815</text:p>
          </table:table-cell>
          <table:table-cell/>
          <table:table-cell office:value-type="float" office:value="187904815" calcext:value-type="float">
            <text:p>187904815</text:p>
          </table:table-cell>
          <table:table-cell office:value-type="float" office:value="93500001" calcext:value-type="float">
            <text:p>93500001</text:p>
          </table:table-cell>
          <table:table-cell table:number-columns-repeated="2"/>
          <table:table-cell office:value-type="float" office:value="187904815" calcext:value-type="float">
            <text:p>18790481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87904815" calcext:value-type="float">
            <text:p>1879048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214748360" calcext:value-type="float">
            <text:p>214748360</text:p>
          </table:table-cell>
          <table:table-cell/>
          <table:table-cell office:value-type="float" office:value="214748360" calcext:value-type="float">
            <text:p>214748360</text:p>
          </table:table-cell>
          <table:table-cell office:value-type="float" office:value="107000001" calcext:value-type="float">
            <text:p>107000001</text:p>
          </table:table-cell>
          <table:table-cell table:number-columns-repeated="2"/>
          <table:table-cell office:value-type="float" office:value="214748360" calcext:value-type="float">
            <text:p>21474836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14748360" calcext:value-type="float">
            <text:p>2147483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241591905" calcext:value-type="float">
            <text:p>241591905</text:p>
          </table:table-cell>
          <table:table-cell/>
          <table:table-cell office:value-type="float" office:value="241591905" calcext:value-type="float">
            <text:p>241591905</text:p>
          </table:table-cell>
          <table:table-cell office:value-type="float" office:value="120500001" calcext:value-type="float">
            <text:p>120500001</text:p>
          </table:table-cell>
          <table:table-cell table:number-columns-repeated="2"/>
          <table:table-cell office:value-type="float" office:value="241591905" calcext:value-type="float">
            <text:p>24159190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41591905" calcext:value-type="float">
            <text:p>2415919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268435450" calcext:value-type="float">
            <text:p>268435450</text:p>
          </table:table-cell>
          <table:table-cell/>
          <table:table-cell office:value-type="float" office:value="268435450" calcext:value-type="float">
            <text:p>268435450</text:p>
          </table:table-cell>
          <table:table-cell office:value-type="float" office:value="134000001" calcext:value-type="float">
            <text:p>134000001</text:p>
          </table:table-cell>
          <table:table-cell table:number-columns-repeated="2"/>
          <table:table-cell office:value-type="float" office:value="268435450" calcext:value-type="float">
            <text:p>26843545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68435450" calcext:value-type="float">
            <text:p>268435450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number-rows-repeated="3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LinearMaxTime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LinearAvgTime</text:p>
          </table:table-cell>
          <table:covered-table-cell table:style-name="Default"/>
          <table:table-cell table:number-columns-repeated="2"/>
          <table:table-cell table:style-name="ce1" office:value-type="string" calcext:value-type="string" table:number-columns-spanned="2" table:number-rows-spanned="1">
            <text:p>BinaryMaxTime</text:p>
          </table:table-cell>
          <table:covered-table-cell table:style-name="Default"/>
          <table:table-cell/>
          <table:table-cell table:style-name="ce4" office:value-type="string" calcext:value-type="string" table:number-columns-spanned="2" table:number-rows-spanned="1">
            <text:p>BinaryAvgTime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Elapsed sec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Elapsed sec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Elapsed seconds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Elapsed seconds</text:p>
          </table:table-cell>
        </table:table-row>
        <table:table-row table:style-name="ro1">
          <table:table-cell office:value-type="float" office:value="26843545" calcext:value-type="float">
            <text:p>26843545</text:p>
          </table:table-cell>
          <table:table-cell office:value-type="float" office:value="0.0854" calcext:value-type="float">
            <text:p>0,0854</text:p>
          </table:table-cell>
          <table:table-cell/>
          <table:table-cell office:value-type="float" office:value="26843545" calcext:value-type="float">
            <text:p>26843545</text:p>
          </table:table-cell>
          <table:table-cell office:value-type="float" office:value="0.0392" calcext:value-type="float">
            <text:p>0,0392</text:p>
          </table:table-cell>
          <table:table-cell table:number-columns-repeated="2"/>
          <table:table-cell office:value-type="float" office:value="26843545" calcext:value-type="float">
            <text:p>268435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843545" calcext:value-type="float">
            <text:p>26843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87090" calcext:value-type="float">
            <text:p>53687090</text:p>
          </table:table-cell>
          <table:table-cell office:value-type="float" office:value="0.1696" calcext:value-type="float">
            <text:p>0,1696</text:p>
          </table:table-cell>
          <table:table-cell/>
          <table:table-cell office:value-type="float" office:value="53687090" calcext:value-type="float">
            <text:p>53687090</text:p>
          </table:table-cell>
          <table:table-cell office:value-type="float" office:value="0.0802" calcext:value-type="float">
            <text:p>0,0802</text:p>
          </table:table-cell>
          <table:table-cell table:number-columns-repeated="2"/>
          <table:table-cell office:value-type="float" office:value="53687090" calcext:value-type="float">
            <text:p>536870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687090" calcext:value-type="float">
            <text:p>53687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30635" calcext:value-type="float">
            <text:p>80530635</text:p>
          </table:table-cell>
          <table:table-cell office:value-type="float" office:value="0.2602" calcext:value-type="float">
            <text:p>0,2602</text:p>
          </table:table-cell>
          <table:table-cell/>
          <table:table-cell office:value-type="float" office:value="80530635" calcext:value-type="float">
            <text:p>80530635</text:p>
          </table:table-cell>
          <table:table-cell office:value-type="float" office:value="0.118" calcext:value-type="float">
            <text:p>0,118</text:p>
          </table:table-cell>
          <table:table-cell table:number-columns-repeated="2"/>
          <table:table-cell office:value-type="float" office:value="80530635" calcext:value-type="float">
            <text:p>805306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530635" calcext:value-type="float">
            <text:p>80530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74180" calcext:value-type="float">
            <text:p>107374180</text:p>
          </table:table-cell>
          <table:table-cell office:value-type="float" office:value="0.3424" calcext:value-type="float">
            <text:p>0,3424</text:p>
          </table:table-cell>
          <table:table-cell/>
          <table:table-cell office:value-type="float" office:value="107374180" calcext:value-type="float">
            <text:p>107374180</text:p>
          </table:table-cell>
          <table:table-cell office:value-type="float" office:value="0.1643" calcext:value-type="float">
            <text:p>0,1643</text:p>
          </table:table-cell>
          <table:table-cell table:number-columns-repeated="2"/>
          <table:table-cell office:value-type="float" office:value="107374180" calcext:value-type="float">
            <text:p>1073741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7374180" calcext:value-type="float">
            <text:p>107374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217725" calcext:value-type="float">
            <text:p>134217725</text:p>
          </table:table-cell>
          <table:table-cell office:value-type="float" office:value="0.4276" calcext:value-type="float">
            <text:p>0,4276</text:p>
          </table:table-cell>
          <table:table-cell/>
          <table:table-cell office:value-type="float" office:value="134217725" calcext:value-type="float">
            <text:p>134217725</text:p>
          </table:table-cell>
          <table:table-cell office:value-type="float" office:value="0.204" calcext:value-type="float">
            <text:p>0,204</text:p>
          </table:table-cell>
          <table:table-cell table:number-columns-repeated="2"/>
          <table:table-cell office:value-type="float" office:value="134217725" calcext:value-type="float">
            <text:p>1342177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4217725" calcext:value-type="float">
            <text:p>134217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061270" calcext:value-type="float">
            <text:p>161061270</text:p>
          </table:table-cell>
          <table:table-cell office:value-type="float" office:value="0.5241" calcext:value-type="float">
            <text:p>0,5241</text:p>
          </table:table-cell>
          <table:table-cell/>
          <table:table-cell office:value-type="float" office:value="161061270" calcext:value-type="float">
            <text:p>161061270</text:p>
          </table:table-cell>
          <table:table-cell office:value-type="float" office:value="0.2521" calcext:value-type="float">
            <text:p>0,2521</text:p>
          </table:table-cell>
          <table:table-cell table:number-columns-repeated="2"/>
          <table:table-cell office:value-type="float" office:value="161061270" calcext:value-type="float">
            <text:p>1610612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1061270" calcext:value-type="float">
            <text:p>161061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904815" calcext:value-type="float">
            <text:p>187904815</text:p>
          </table:table-cell>
          <table:table-cell office:value-type="float" office:value="0.6003" calcext:value-type="float">
            <text:p>0,6003</text:p>
          </table:table-cell>
          <table:table-cell/>
          <table:table-cell office:value-type="float" office:value="187904815" calcext:value-type="float">
            <text:p>187904815</text:p>
          </table:table-cell>
          <table:table-cell office:value-type="float" office:value="0.2868" calcext:value-type="float">
            <text:p>0,2868</text:p>
          </table:table-cell>
          <table:table-cell table:number-columns-repeated="2"/>
          <table:table-cell office:value-type="float" office:value="187904815" calcext:value-type="float">
            <text:p>1879048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7904815" calcext:value-type="float">
            <text:p>187904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748360" calcext:value-type="float">
            <text:p>214748360</text:p>
          </table:table-cell>
          <table:table-cell office:value-type="float" office:value="0.6872" calcext:value-type="float">
            <text:p>0,6872</text:p>
          </table:table-cell>
          <table:table-cell/>
          <table:table-cell office:value-type="float" office:value="214748360" calcext:value-type="float">
            <text:p>214748360</text:p>
          </table:table-cell>
          <table:table-cell office:value-type="float" office:value="0.3273" calcext:value-type="float">
            <text:p>0,3273</text:p>
          </table:table-cell>
          <table:table-cell table:number-columns-repeated="2"/>
          <table:table-cell office:value-type="float" office:value="214748360" calcext:value-type="float">
            <text:p>2147483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4748360" calcext:value-type="float">
            <text:p>214748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591905" calcext:value-type="float">
            <text:p>241591905</text:p>
          </table:table-cell>
          <table:table-cell office:value-type="float" office:value="0.7717" calcext:value-type="float">
            <text:p>0,7717</text:p>
          </table:table-cell>
          <table:table-cell/>
          <table:table-cell office:value-type="float" office:value="241591905" calcext:value-type="float">
            <text:p>241591905</text:p>
          </table:table-cell>
          <table:table-cell office:value-type="float" office:value="0.3676" calcext:value-type="float">
            <text:p>0,3676</text:p>
          </table:table-cell>
          <table:table-cell table:number-columns-repeated="2"/>
          <table:table-cell office:value-type="float" office:value="241591905" calcext:value-type="float">
            <text:p>2415919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1591905" calcext:value-type="float">
            <text:p>241591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435450" calcext:value-type="float">
            <text:p>268435450</text:p>
          </table:table-cell>
          <table:table-cell office:value-type="float" office:value="0.853" calcext:value-type="float">
            <text:p>0,853</text:p>
          </table:table-cell>
          <table:table-cell/>
          <table:table-cell office:value-type="float" office:value="268435450" calcext:value-type="float">
            <text:p>268435450</text:p>
          </table:table-cell>
          <table:table-cell office:value-type="float" office:value="0.4121" calcext:value-type="float">
            <text:p>0,4121</text:p>
          </table:table-cell>
          <table:table-cell table:number-columns-repeated="2"/>
          <table:table-cell office:value-type="float" office:value="268435450" calcext:value-type="float">
            <text:p>2684354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8435450" calcext:value-type="float">
            <text:p>26843545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inearMax" table:style-name="ta1">
        <table:shapes>
          <draw:frame draw:z-index="0" draw:style-name="gr1" draw:text-style-name="P1" svg:width="160.12mm" svg:height="89.99mm" svg:x="11.61mm" svg:y="13.15mm">
            <loext:p draw:notify-on-update-of-ranges="'Collected data'.A3:'Collected data'.A12 'Collected data'.B2:'Collected data'.B2 'Collected data'.B3:'Collected data'.B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0.47mm" svg:y="16.64mm">
            <loext:p draw:notify-on-update-of-ranges="'Collected data'.A18:'Collected data'.A27 'Collected data'.B17:'Collected data'.B17 'Collected data'.B18:'Collected data'.B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3" table:default-cell-style-name="Default"/>
        <table:table-row table:style-name="ro1">
          <table:table-cell/>
        </table:table-row>
      </table:table>
      <table:table table:name="LinearAvg" table:style-name="ta1">
        <table:shapes>
          <draw:frame draw:z-index="0" draw:style-name="gr1" draw:text-style-name="P1" svg:width="159.99mm" svg:height="89.99mm" svg:x="6.56mm" svg:y="31.61mm">
            <loext:p draw:notify-on-update-of-ranges="'Collected data'.D3:'Collected data'.D12 'Collected data'.E2:'Collected data'.E2 'Collected data'.E3:'Collected data'.E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201.73mm" svg:y="31.62mm">
            <loext:p draw:notify-on-update-of-ranges="'Collected data'.D18:'Collected data'.D27 'Collected data'.E17:'Collected data'.E17 'Collected data'.E18:'Collected data'.E2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3" table:default-cell-style-name="Default"/>
        <table:table-row table:style-name="ro1">
          <table:table-cell/>
        </table:table-row>
      </table:table>
      <table:table table:name="BinaryMax" table:style-name="ta1">
        <table:shapes>
          <draw:frame draw:z-index="0" draw:style-name="gr1" draw:text-style-name="P1" svg:width="159.99mm" svg:height="89.99mm" svg:x="11.4mm" svg:y="41.48mm">
            <loext:p draw:notify-on-update-of-ranges="'Collected data'.H3:'Collected data'.H12 'Collected data'.I2:'Collected data'.I2 'Collected data'.I3:'Collected data'.I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193.51mm" svg:y="42.71mm">
            <loext:p draw:notify-on-update-of-ranges="'Collected data'.H18:'Collected data'.H27 'Collected data'.I17:'Collected data'.I17 'Collected data'.I18:'Collected data'.I2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3" table:default-cell-style-name="Default"/>
        <table:table-row table:style-name="ro1">
          <table:table-cell/>
        </table:table-row>
      </table:table>
      <table:table table:name="BinaryAvg" table:style-name="ta1">
        <table:shapes>
          <draw:frame draw:z-index="0" draw:style-name="gr1" draw:text-style-name="P1" svg:width="159.99mm" svg:height="89.99mm" svg:x="23.43mm" svg:y="27.1mm">
            <loext:p draw:notify-on-update-of-ranges="'Collected data'.K3:'Collected data'.K12 'Collected data'.L2:'Collected data'.L2 'Collected data'.L3:'Collected data'.L1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iberation sans" svg:font-family="'Iiberation sans'" style:font-family-generic="swiss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6">00.00.0000</text:date>, <text:time style:data-style-name="N2" text:time-value="20:46:20.58435248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23:43:54.993113933</meta:creation-date>
    <dc:date>2019-03-26T22:26:54.806338167</dc:date>
    <meta:editing-duration>PT5H6M37S</meta:editing-duration>
    <meta:editing-cycles>10</meta:editing-cycles>
    <meta:generator>LibreOffice/5.2.7.2$Linux_X86_64 LibreOffice_project/20m0$Build-2</meta:generator>
    <meta:document-statistic meta:table-count="5" meta:cell-count="18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3cm" svg:height="9cm" xlink:href=".." xlink:type="simple" chart:class="chart:line" chart:style-name="ch1">
        <chart:title svg:x="6.441cm" svg:y="0.316cm" chart:style-name="ch2">
          <text:p>LinearMaxInstr</text:p>
        </chart:title>
        <chart:plot-area chart:style-name="ch3" table:cell-range-address="'Collected data'.A2:'Collected data'.B12" chart:data-source-has-labels="both" svg:x="1.331cm" svg:y="1.275cm" svg:width="14.362cm" svg:height="6.564cm">
          <chartooo:coordinate-region svg:x="3.249cm" svg:y="1.275cm" svg:width="12.304cm" svg:height="4.655cm"/>
          <chart:axis chart:dimension="x" chart:name="primary-x" chart:style-name="ch4" chartooo:axis-type="auto">
            <chartooo:date-scale/>
            <chart:title svg:x="7.74cm" svg:y="8.019cm" chart:style-name="ch5">
              <text:p>Array size</text:p>
            </chart:title>
            <chart:categories table:cell-range-address="'Collected data'.A3:'Collected data'.A12"/>
          </chart:axis>
          <chart:axis chart:dimension="y" chart:name="primary-y" chart:style-name="ch4">
            <chart:title svg:x="0.451cm" svg:y="6.175cm" chart:style-name="ch6">
              <text:p>Number of operations</text:p>
            </chart:title>
            <chart:grid chart:style-name="ch7" chart:class="major"/>
          </chart:axis>
          <chart:series chart:style-name="ch8" chart:values-cell-range-address="'Collected data'.B3:'Collected data'.B12" chart:label-cell-address="'Collected data'.B2:'Collected data'.B2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rations</text:p>
                <draw:g>
                  <svg:desc>'Collected data'.B2:'Collected data'.B2</svg:desc>
                </draw:g>
              </table:table-cell>
            </table:table-row>
          </table:table-header-rows>
          <table:table-rows>
            <table:table-row>
              <table:table-cell office:value-type="float" office:value="26843545">
                <text:p>26843545</text:p>
                <draw:g>
                  <svg:desc>'Collected data'.A3:'Collected data'.A12</svg:desc>
                </draw:g>
              </table:table-cell>
              <table:table-cell office:value-type="float" office:value="26843545">
                <text:p>26843545</text:p>
                <draw:g>
                  <svg:desc>'Collected data'.B3:'Collected data'.B12</svg:desc>
                </draw:g>
              </table:table-cell>
            </table:table-row>
            <table:table-row>
              <table:table-cell office:value-type="float" office:value="53687090">
                <text:p>53687090</text:p>
              </table:table-cell>
              <table:table-cell office:value-type="float" office:value="53687090">
                <text:p>53687090</text:p>
              </table:table-cell>
            </table:table-row>
            <table:table-row>
              <table:table-cell office:value-type="float" office:value="80530635">
                <text:p>80530635</text:p>
              </table:table-cell>
              <table:table-cell office:value-type="float" office:value="80530635">
                <text:p>80530635</text:p>
              </table:table-cell>
            </table:table-row>
            <table:table-row>
              <table:table-cell office:value-type="float" office:value="107374180">
                <text:p>107374180</text:p>
              </table:table-cell>
              <table:table-cell office:value-type="float" office:value="107374180">
                <text:p>107374180</text:p>
              </table:table-cell>
            </table:table-row>
            <table:table-row>
              <table:table-cell office:value-type="float" office:value="134217725">
                <text:p>134217725</text:p>
              </table:table-cell>
              <table:table-cell office:value-type="float" office:value="134217725">
                <text:p>134217725</text:p>
              </table:table-cell>
            </table:table-row>
            <table:table-row>
              <table:table-cell office:value-type="float" office:value="161061270">
                <text:p>161061270</text:p>
              </table:table-cell>
              <table:table-cell office:value-type="float" office:value="161061270">
                <text:p>161061270</text:p>
              </table:table-cell>
            </table:table-row>
            <table:table-row>
              <table:table-cell office:value-type="float" office:value="187904815">
                <text:p>187904815</text:p>
              </table:table-cell>
              <table:table-cell office:value-type="float" office:value="187904815">
                <text:p>187904815</text:p>
              </table:table-cell>
            </table:table-row>
            <table:table-row>
              <table:table-cell office:value-type="float" office:value="214748360">
                <text:p>214748360</text:p>
              </table:table-cell>
              <table:table-cell office:value-type="float" office:value="214748360">
                <text:p>214748360</text:p>
              </table:table-cell>
            </table:table-row>
            <table:table-row>
              <table:table-cell office:value-type="float" office:value="241591905">
                <text:p>241591905</text:p>
              </table:table-cell>
              <table:table-cell office:value-type="float" office:value="241591905">
                <text:p>241591905</text:p>
              </table:table-cell>
            </table:table-row>
            <table:table-row>
              <table:table-cell office:value-type="float" office:value="268435450">
                <text:p>268435450</text:p>
              </table:table-cell>
              <table:table-cell office:value-type="float" office:value="268435450">
                <text:p>2684354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09cm" svg:y="0.316cm" chart:style-name="ch2">
          <text:p>LinearMaxTime</text:p>
        </chart:title>
        <chart:plot-area chart:style-name="ch3" table:cell-range-address="'Collected data'.A17:'Collected data'.B27" chart:data-source-has-labels="both" svg:x="1.331cm" svg:y="1.275cm" svg:width="14.349cm" svg:height="6.564cm">
          <chartooo:coordinate-region svg:x="2.058cm" svg:y="1.275cm" svg:width="13.018cm" svg:height="4.655cm"/>
          <chart:axis chart:dimension="x" chart:name="primary-x" chart:style-name="ch4" chartooo:axis-type="auto">
            <chartooo:date-scale/>
            <chart:title svg:x="7.733cm" svg:y="8.019cm" chart:style-name="ch5">
              <text:p>Array size</text:p>
            </chart:title>
            <chart:categories table:cell-range-address="'Collected data'.A18:'Collected data'.A27"/>
          </chart:axis>
          <chart:axis chart:dimension="y" chart:name="primary-y" chart:style-name="ch4">
            <chart:title svg:x="0.451cm" svg:y="5.858cm" chart:style-name="ch6">
              <text:p>Elapsed seconds</text:p>
            </chart:title>
            <chart:grid chart:style-name="ch7" chart:class="major"/>
          </chart:axis>
          <chart:series chart:style-name="ch8" chart:values-cell-range-address="'Collected data'.B18:'Collected data'.B27" chart:label-cell-address="'Collected data'.B17:'Collected data'.B17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apsed sec</text:p>
                <draw:g>
                  <svg:desc>'Collected data'.B17:'Collected data'.B17</svg:desc>
                </draw:g>
              </table:table-cell>
            </table:table-row>
          </table:table-header-rows>
          <table:table-rows>
            <table:table-row>
              <table:table-cell office:value-type="float" office:value="26843545">
                <text:p>26843545</text:p>
                <draw:g>
                  <svg:desc>'Collected data'.A18:'Collected data'.A27</svg:desc>
                </draw:g>
              </table:table-cell>
              <table:table-cell office:value-type="float" office:value="0.0854">
                <text:p>0.0854</text:p>
                <draw:g>
                  <svg:desc>'Collected data'.B18:'Collected data'.B27</svg:desc>
                </draw:g>
              </table:table-cell>
            </table:table-row>
            <table:table-row>
              <table:table-cell office:value-type="float" office:value="53687090">
                <text:p>53687090</text:p>
              </table:table-cell>
              <table:table-cell office:value-type="float" office:value="0.1696">
                <text:p>0.1696</text:p>
              </table:table-cell>
            </table:table-row>
            <table:table-row>
              <table:table-cell office:value-type="float" office:value="80530635">
                <text:p>80530635</text:p>
              </table:table-cell>
              <table:table-cell office:value-type="float" office:value="0.2602">
                <text:p>0.2602</text:p>
              </table:table-cell>
            </table:table-row>
            <table:table-row>
              <table:table-cell office:value-type="float" office:value="107374180">
                <text:p>107374180</text:p>
              </table:table-cell>
              <table:table-cell office:value-type="float" office:value="0.3424">
                <text:p>0.3424</text:p>
              </table:table-cell>
            </table:table-row>
            <table:table-row>
              <table:table-cell office:value-type="float" office:value="134217725">
                <text:p>134217725</text:p>
              </table:table-cell>
              <table:table-cell office:value-type="float" office:value="0.4276">
                <text:p>0.4276</text:p>
              </table:table-cell>
            </table:table-row>
            <table:table-row>
              <table:table-cell office:value-type="float" office:value="161061270">
                <text:p>161061270</text:p>
              </table:table-cell>
              <table:table-cell office:value-type="float" office:value="0.5241">
                <text:p>0.5241</text:p>
              </table:table-cell>
            </table:table-row>
            <table:table-row>
              <table:table-cell office:value-type="float" office:value="187904815">
                <text:p>187904815</text:p>
              </table:table-cell>
              <table:table-cell office:value-type="float" office:value="0.6003">
                <text:p>0.6003</text:p>
              </table:table-cell>
            </table:table-row>
            <table:table-row>
              <table:table-cell office:value-type="float" office:value="214748360">
                <text:p>214748360</text:p>
              </table:table-cell>
              <table:table-cell office:value-type="float" office:value="0.6872">
                <text:p>0.6872</text:p>
              </table:table-cell>
            </table:table-row>
            <table:table-row>
              <table:table-cell office:value-type="float" office:value="241591905">
                <text:p>241591905</text:p>
              </table:table-cell>
              <table:table-cell office:value-type="float" office:value="0.7717">
                <text:p>0.7717</text:p>
              </table:table-cell>
            </table:table-row>
            <table:table-row>
              <table:table-cell office:value-type="float" office:value="268435450">
                <text:p>268435450</text:p>
              </table:table-cell>
              <table:table-cell office:value-type="float" office:value="0.853">
                <text:p>0.8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88cm" svg:y="0.316cm" chart:style-name="ch2">
          <text:p>LinearAvgInstr</text:p>
        </chart:title>
        <chart:plot-area chart:style-name="ch3" table:cell-range-address="'Collected data'.D2:'Collected data'.E12" chart:data-source-has-labels="both" svg:x="1.331cm" svg:y="1.275cm" svg:width="14.349cm" svg:height="6.564cm">
          <chartooo:coordinate-region svg:x="3.064cm" svg:y="1.275cm" svg:width="12.29cm" svg:height="4.655cm"/>
          <chart:axis chart:dimension="x" chart:name="primary-x" chart:style-name="ch4" chartooo:axis-type="auto">
            <chartooo:date-scale/>
            <chart:title svg:x="7.733cm" svg:y="8.019cm" chart:style-name="ch5">
              <text:p>Array size</text:p>
            </chart:title>
            <chart:categories table:cell-range-address="'Collected data'.D3:'Collected data'.D12"/>
          </chart:axis>
          <chart:axis chart:dimension="y" chart:name="primary-y" chart:style-name="ch4">
            <chart:title svg:x="0.451cm" svg:y="6.175cm" chart:style-name="ch6">
              <text:p>Number of operations</text:p>
            </chart:title>
            <chart:grid chart:style-name="ch7" chart:class="major"/>
          </chart:axis>
          <chart:series chart:style-name="ch8" chart:values-cell-range-address="'Collected data'.E3:'Collected data'.E12" chart:label-cell-address="'Collected data'.E2:'Collected data'.E2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rations</text:p>
                <draw:g>
                  <svg:desc>'Collected data'.E2:'Collected data'.E2</svg:desc>
                </draw:g>
              </table:table-cell>
            </table:table-row>
          </table:table-header-rows>
          <table:table-rows>
            <table:table-row>
              <table:table-cell office:value-type="float" office:value="26843545">
                <text:p>26843545</text:p>
                <draw:g>
                  <svg:desc>'Collected data'.D3:'Collected data'.D12</svg:desc>
                </draw:g>
              </table:table-cell>
              <table:table-cell office:value-type="float" office:value="13000001">
                <text:p>13000001</text:p>
                <draw:g>
                  <svg:desc>'Collected data'.E3:'Collected data'.E12</svg:desc>
                </draw:g>
              </table:table-cell>
            </table:table-row>
            <table:table-row>
              <table:table-cell office:value-type="float" office:value="53687090">
                <text:p>53687090</text:p>
              </table:table-cell>
              <table:table-cell office:value-type="float" office:value="26500001">
                <text:p>26500001</text:p>
              </table:table-cell>
            </table:table-row>
            <table:table-row>
              <table:table-cell office:value-type="float" office:value="80530635">
                <text:p>80530635</text:p>
              </table:table-cell>
              <table:table-cell office:value-type="float" office:value="40000001">
                <text:p>40000001</text:p>
              </table:table-cell>
            </table:table-row>
            <table:table-row>
              <table:table-cell office:value-type="float" office:value="107374180">
                <text:p>107374180</text:p>
              </table:table-cell>
              <table:table-cell office:value-type="float" office:value="53500001">
                <text:p>53500001</text:p>
              </table:table-cell>
            </table:table-row>
            <table:table-row>
              <table:table-cell office:value-type="float" office:value="134217725">
                <text:p>134217725</text:p>
              </table:table-cell>
              <table:table-cell office:value-type="float" office:value="67000001">
                <text:p>67000001</text:p>
              </table:table-cell>
            </table:table-row>
            <table:table-row>
              <table:table-cell office:value-type="float" office:value="161061270">
                <text:p>161061270</text:p>
              </table:table-cell>
              <table:table-cell office:value-type="float" office:value="80500001">
                <text:p>80500001</text:p>
              </table:table-cell>
            </table:table-row>
            <table:table-row>
              <table:table-cell office:value-type="float" office:value="187904815">
                <text:p>187904815</text:p>
              </table:table-cell>
              <table:table-cell office:value-type="float" office:value="93500001">
                <text:p>93500001</text:p>
              </table:table-cell>
            </table:table-row>
            <table:table-row>
              <table:table-cell office:value-type="float" office:value="214748360">
                <text:p>214748360</text:p>
              </table:table-cell>
              <table:table-cell office:value-type="float" office:value="107000001">
                <text:p>107000001</text:p>
              </table:table-cell>
            </table:table-row>
            <table:table-row>
              <table:table-cell office:value-type="float" office:value="241591905">
                <text:p>241591905</text:p>
              </table:table-cell>
              <table:table-cell office:value-type="float" office:value="120500001">
                <text:p>120500001</text:p>
              </table:table-cell>
            </table:table-row>
            <table:table-row>
              <table:table-cell office:value-type="float" office:value="268435450">
                <text:p>268435450</text:p>
              </table:table-cell>
              <table:table-cell office:value-type="float" office:value="134000001">
                <text:p>1340000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09cm" svg:y="0.316cm" chart:style-name="ch2">
          <text:p>BinaryMaxInstr</text:p>
        </chart:title>
        <chart:plot-area chart:style-name="ch3" table:cell-range-address="'Collected data'.H2:'Collected data'.I12" chart:data-source-has-labels="both" svg:x="1.331cm" svg:y="1.275cm" svg:width="14.349cm" svg:height="6.564cm">
          <chartooo:coordinate-region svg:x="2.243cm" svg:y="1.275cm" svg:width="13.019cm" svg:height="4.655cm"/>
          <chart:axis chart:dimension="x" chart:name="primary-x" chart:style-name="ch4" chartooo:axis-type="auto">
            <chartooo:date-scale/>
            <chart:title svg:x="7.733cm" svg:y="8.019cm" chart:style-name="ch5">
              <text:p>Array size</text:p>
            </chart:title>
            <chart:categories table:cell-range-address="'Collected data'.H3:'Collected data'.H12"/>
          </chart:axis>
          <chart:axis chart:dimension="y" chart:name="primary-y" chart:style-name="ch4">
            <chart:title svg:x="0.451cm" svg:y="6.175cm" chart:style-name="ch6">
              <text:p>Number of operations</text:p>
            </chart:title>
            <chart:grid chart:style-name="ch7" chart:class="major"/>
          </chart:axis>
          <chart:series chart:style-name="ch8" chart:values-cell-range-address="'Collected data'.I3:'Collected data'.I12" chart:label-cell-address="'Collected data'.I2:'Collected data'.I2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rations</text:p>
                <draw:g>
                  <svg:desc>'Collected data'.I2:'Collected data'.I2</svg:desc>
                </draw:g>
              </table:table-cell>
            </table:table-row>
          </table:table-header-rows>
          <table:table-rows>
            <table:table-row>
              <table:table-cell office:value-type="float" office:value="26843545">
                <text:p>26843545</text:p>
                <draw:g>
                  <svg:desc>'Collected data'.H3:'Collected data'.H12</svg:desc>
                </draw:g>
              </table:table-cell>
              <table:table-cell office:value-type="float" office:value="25">
                <text:p>25</text:p>
                <draw:g>
                  <svg:desc>'Collected data'.I3:'Collected data'.I12</svg:desc>
                </draw:g>
              </table:table-cell>
            </table:table-row>
            <table:table-row>
              <table:table-cell office:value-type="float" office:value="53687090">
                <text:p>5368709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0530635">
                <text:p>805306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07374180">
                <text:p>10737418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34217725">
                <text:p>1342177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61061270">
                <text:p>1610612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87904815">
                <text:p>1879048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14748360">
                <text:p>2147483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41591905">
                <text:p>2415919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68435450">
                <text:p>268435450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Collected data'.H17:'Collected data'.I27" chart:data-source-has-labels="both" svg:x="1.331cm" svg:y="0.18cm" svg:width="14.349cm" svg:height="7.659cm">
          <chartooo:coordinate-region svg:x="2.058cm" svg:y="0.18cm" svg:width="13.018cm" svg:height="5.75cm"/>
          <chart:axis chart:dimension="x" chart:name="primary-x" chart:style-name="ch3" chartooo:axis-type="auto">
            <chartooo:date-scale/>
            <chart:title svg:x="7.733cm" svg:y="8.019cm" chart:style-name="ch4">
              <text:p>Array size</text:p>
            </chart:title>
            <chart:categories table:cell-range-address="'Collected data'.H18:'Collected data'.H27"/>
          </chart:axis>
          <chart:axis chart:dimension="y" chart:name="primary-y" chart:style-name="ch3">
            <chart:title svg:x="0.451cm" svg:y="5.31cm" chart:style-name="ch5">
              <text:p>Elapsed seconds</text:p>
            </chart:title>
            <chart:grid chart:style-name="ch6" chart:class="major"/>
          </chart:axis>
          <chart:series chart:style-name="ch7" chart:values-cell-range-address="'Collected data'.I18:'Collected data'.I27" chart:label-cell-address="'Collected data'.I17:'Collected data'.I17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apsed seconds</text:p>
                <draw:g>
                  <svg:desc>'Collected data'.I17:'Collected data'.I17</svg:desc>
                </draw:g>
              </table:table-cell>
            </table:table-row>
          </table:table-header-rows>
          <table:table-rows>
            <table:table-row>
              <table:table-cell office:value-type="float" office:value="26843545">
                <text:p>26843545</text:p>
                <draw:g>
                  <svg:desc>'Collected data'.H18:'Collected data'.H27</svg:desc>
                </draw:g>
              </table:table-cell>
              <table:table-cell office:value-type="float" office:value="0">
                <text:p>0</text:p>
                <draw:g>
                  <svg:desc>'Collected data'.I18:'Collected data'.I27</svg:desc>
                </draw:g>
              </table:table-cell>
            </table:table-row>
            <table:table-row>
              <table:table-cell office:value-type="float" office:value="53687090">
                <text:p>53687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530635">
                <text:p>80530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374180">
                <text:p>107374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217725">
                <text:p>134217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061270">
                <text:p>161061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904815">
                <text:p>187904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748360">
                <text:p>214748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1591905">
                <text:p>241591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8435450">
                <text:p>2684354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62cm" svg:y="0.316cm" chart:style-name="ch2">
          <text:p>LinearAvgTime</text:p>
        </chart:title>
        <chart:plot-area chart:style-name="ch3" table:cell-range-address="'Collected data'.D17:'Collected data'.E27" chart:data-source-has-labels="both" svg:x="1.331cm" svg:y="1.275cm" svg:width="14.349cm" svg:height="6.564cm">
          <chartooo:coordinate-region svg:x="2.243cm" svg:y="1.275cm" svg:width="13.019cm" svg:height="4.655cm"/>
          <chart:axis chart:dimension="x" chart:name="primary-x" chart:style-name="ch4" chartooo:axis-type="auto">
            <chartooo:date-scale/>
            <chart:title svg:x="7.733cm" svg:y="8.019cm" chart:style-name="ch5">
              <text:p>Array size</text:p>
            </chart:title>
            <chart:categories table:cell-range-address="'Collected data'.D18:'Collected data'.D27"/>
          </chart:axis>
          <chart:axis chart:dimension="y" chart:name="primary-y" chart:style-name="ch4">
            <chart:title svg:x="0.451cm" svg:y="6.175cm" chart:style-name="ch6">
              <text:p>Number of operations</text:p>
            </chart:title>
            <chart:grid chart:style-name="ch7" chart:class="major"/>
          </chart:axis>
          <chart:series chart:style-name="ch8" chart:values-cell-range-address="'Collected data'.E18:'Collected data'.E27" chart:label-cell-address="'Collected data'.E17:'Collected data'.E17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apsed sec</text:p>
                <draw:g>
                  <svg:desc>'Collected data'.E17:'Collected data'.E17</svg:desc>
                </draw:g>
              </table:table-cell>
            </table:table-row>
          </table:table-header-rows>
          <table:table-rows>
            <table:table-row>
              <table:table-cell office:value-type="float" office:value="26843545">
                <text:p>26843545</text:p>
                <draw:g>
                  <svg:desc>'Collected data'.D18:'Collected data'.D27</svg:desc>
                </draw:g>
              </table:table-cell>
              <table:table-cell office:value-type="float" office:value="0.0392">
                <text:p>0.0392</text:p>
                <draw:g>
                  <svg:desc>'Collected data'.E18:'Collected data'.E27</svg:desc>
                </draw:g>
              </table:table-cell>
            </table:table-row>
            <table:table-row>
              <table:table-cell office:value-type="float" office:value="53687090">
                <text:p>53687090</text:p>
              </table:table-cell>
              <table:table-cell office:value-type="float" office:value="0.0802">
                <text:p>0.0802</text:p>
              </table:table-cell>
            </table:table-row>
            <table:table-row>
              <table:table-cell office:value-type="float" office:value="80530635">
                <text:p>80530635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float" office:value="107374180">
                <text:p>107374180</text:p>
              </table:table-cell>
              <table:table-cell office:value-type="float" office:value="0.1643">
                <text:p>0.1643</text:p>
              </table:table-cell>
            </table:table-row>
            <table:table-row>
              <table:table-cell office:value-type="float" office:value="134217725">
                <text:p>134217725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float" office:value="161061270">
                <text:p>161061270</text:p>
              </table:table-cell>
              <table:table-cell office:value-type="float" office:value="0.2521">
                <text:p>0.2521</text:p>
              </table:table-cell>
            </table:table-row>
            <table:table-row>
              <table:table-cell office:value-type="float" office:value="187904815">
                <text:p>187904815</text:p>
              </table:table-cell>
              <table:table-cell office:value-type="float" office:value="0.2868">
                <text:p>0.2868</text:p>
              </table:table-cell>
            </table:table-row>
            <table:table-row>
              <table:table-cell office:value-type="float" office:value="214748360">
                <text:p>214748360</text:p>
              </table:table-cell>
              <table:table-cell office:value-type="float" office:value="0.3273">
                <text:p>0.3273</text:p>
              </table:table-cell>
            </table:table-row>
            <table:table-row>
              <table:table-cell office:value-type="float" office:value="241591905">
                <text:p>241591905</text:p>
              </table:table-cell>
              <table:table-cell office:value-type="float" office:value="0.3676">
                <text:p>0.3676</text:p>
              </table:table-cell>
            </table:table-row>
            <table:table-row>
              <table:table-cell office:value-type="float" office:value="268435450">
                <text:p>268435450</text:p>
              </table:table-cell>
              <table:table-cell office:value-type="float" office:value="0.4121">
                <text:p>0.412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62cm" svg:y="0.316cm" chart:style-name="ch2">
          <text:p>BinaryAvgInstr</text:p>
        </chart:title>
        <chart:plot-area chart:style-name="ch3" table:cell-range-address="'Collected data'.K2:'Collected data'.L12" chart:data-source-has-labels="both" svg:x="1.331cm" svg:y="1.275cm" svg:width="14.349cm" svg:height="6.564cm">
          <chartooo:coordinate-region svg:x="1.952cm" svg:y="1.275cm" svg:width="13.019cm" svg:height="4.655cm"/>
          <chart:axis chart:dimension="x" chart:name="primary-x" chart:style-name="ch4" chartooo:axis-type="auto">
            <chartooo:date-scale/>
            <chart:title svg:x="7.733cm" svg:y="8.019cm" chart:style-name="ch5">
              <text:p>Array size</text:p>
            </chart:title>
            <chart:categories table:cell-range-address="'Collected data'.K3:'Collected data'.K12"/>
          </chart:axis>
          <chart:axis chart:dimension="y" chart:name="primary-y" chart:style-name="ch4">
            <chart:title svg:x="0.451cm" svg:y="6.175cm" chart:style-name="ch6">
              <text:p>Number of operations</text:p>
            </chart:title>
            <chart:grid chart:style-name="ch7" chart:class="major"/>
          </chart:axis>
          <chart:series chart:style-name="ch8" chart:values-cell-range-address="'Collected data'.L3:'Collected data'.L12" chart:label-cell-address="'Collected data'.L2:'Collected data'.L2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rations</text:p>
                <draw:g>
                  <svg:desc>'Collected data'.L2:'Collected data'.L2</svg:desc>
                </draw:g>
              </table:table-cell>
            </table:table-row>
          </table:table-header-rows>
          <table:table-rows>
            <table:table-row>
              <table:table-cell office:value-type="float" office:value="26843545">
                <text:p>26843545</text:p>
                <draw:g>
                  <svg:desc>'Collected data'.K3:'Collected data'.K12</svg:desc>
                </draw:g>
              </table:table-cell>
              <table:table-cell office:value-type="float" office:value="23">
                <text:p>23</text:p>
                <draw:g>
                  <svg:desc>'Collected data'.L3:'Collected data'.L12</svg:desc>
                </draw:g>
              </table:table-cell>
            </table:table-row>
            <table:table-row>
              <table:table-cell office:value-type="float" office:value="53687090">
                <text:p>536870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0530635">
                <text:p>805306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07374180">
                <text:p>1073741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34217725">
                <text:p>1342177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61061270">
                <text:p>1610612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87904815">
                <text:p>1879048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14748360">
                <text:p>21474836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41591905">
                <text:p>2415919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68435450">
                <text:p>268435450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